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r_type:id</text:p>
          </table:table-cell>
          <table:table-cell office:value-type="string" calcext:value-type="string">
            <text:p>parent_id:id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string" calcext:value-type="string">
            <text:p>coa_ba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urrent_as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rent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sh_expenditu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sh or Cash Equival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ash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ccounts Receiv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counts_receivable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Default Accounts Receivabl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l10n_us.user_type_account_receivable</text:p>
          </table:table-cell>
          <table:table-cell office:value-type="string" calcext:value-type="string">
            <text:p>receivab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epaid_expense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paid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ort_term_notes_receivabl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ort Term Notes Receiv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her_current_asset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Other Current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xed_asset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ixed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17001" calcext:value-type="float">
            <text:p>17001</text:p>
          </table:table-cell>
          <table:table-cell office:value-type="string" calcext:value-type="string">
            <text:p>Accumulated Depreci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accumulated_depreciation</text:p>
          </table:table-cell>
          <table:table-cell office:value-type="string" calcext:value-type="string">
            <text:p>fixed_asse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angible_asset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tangible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her_asset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ther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liability_eq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bilities and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liability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liability</text:p>
          </table:table-cell>
          <table:table-cell office:value-type="string" calcext:value-type="string">
            <text:p>liability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urrent_liabil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urren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liability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yab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account_payable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counts_payable</text:p>
          </table:table-cell>
          <table:table-cell office:value-type="float" office:value="200011" calcext:value-type="float">
            <text:p>200011</text:p>
          </table:table-cell>
          <table:table-cell office:value-type="string" calcext:value-type="string">
            <text:p>Default Accounts 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l10n_us.user_type_account_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edit_cards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Credit Card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yroll_liabilities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Payroll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nefit_liabilities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Employee Benefi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ort_term_notes_payable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Short Term Notes Pay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her_current_liability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Other Curren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ng_term_liabilit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ong Term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office:value-type="string" calcext:value-type="string">
            <text:p>equ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liability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wner_equ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wners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1" calcext:value-type="float">
            <text:p>3001</text:p>
          </table:table-cell>
          <table:table-cell office:value-type="string" calcext:value-type="string">
            <text:p>Ryan Smith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2" calcext:value-type="float">
            <text:p>3002</text:p>
          </table:table-cell>
          <table:table-cell office:value-type="string" calcext:value-type="string">
            <text:p>Logan Harris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3" calcext:value-type="float">
            <text:p>3003</text:p>
          </table:table-cell>
          <table:table-cell office:value-type="string" calcext:value-type="string">
            <text:p>Wavetronix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4" calcext:value-type="float">
            <text:p>3004</text:p>
          </table:table-cell>
          <table:table-cell office:value-type="string" calcext:value-type="string">
            <text:p>Dr. David Long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5" calcext:value-type="float">
            <text:p>3005</text:p>
          </table:table-cell>
          <table:table-cell office:value-type="string" calcext:value-type="string">
            <text:p>Equity in Investm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pnl</text:p>
          </table:table-cell>
          <table:table-cell table:style-name="ce3" office:value-type="string" calcext:value-type="string">
            <text:p>4and5</text:p>
          </table:table-cell>
          <table:table-cell office:value-type="string" calcext:value-type="string">
            <text:p>Income Stat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sales_reven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les and Revenu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rvices_revenu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ervices Revenu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1010" calcext:value-type="float">
            <text:p>411010</text:p>
          </table:table-cell>
          <table:table-cell office:value-type="string" calcext:value-type="string">
            <text:p>DoD Engineering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2010" calcext:value-type="float">
            <text:p>412010</text:p>
          </table:table-cell>
          <table:table-cell office:value-type="string" calcext:value-type="string">
            <text:p>Non-DoD Engineering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2110" calcext:value-type="float">
            <text:p>412110</text:p>
          </table:table-cell>
          <table:table-cell office:value-type="string" calcext:value-type="string">
            <text:p>Commercial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2210" calcext:value-type="float">
            <text:p>412210</text:p>
          </table:table-cell>
          <table:table-cell office:value-type="string" calcext:value-type="string">
            <text:p>Deployment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oduct_sale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roduct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fault_sales_revenue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Default Sal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product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oduct_leas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roduct Lea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3:59:33.643298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18T14:00:30.109337593</dc:date>
    <dc:creator>Ben Olsen</dc:creator>
    <meta:editing-duration>PT26M50S</meta:editing-duration>
    <meta:editing-cycles>9</meta:editing-cycles>
    <meta:document-statistic meta:table-count="1" meta:cell-count="615" meta:object-count="0"/>
  </office:meta>
</office:document-meta>
</file>